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23e" officeooo:paragraph-rsid="000ac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1"/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3:27.876842408</meta:creation-date>
    <dc:date>2020-01-24T15:38:28.173320086</dc:date>
    <meta:editing-duration>PT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62" meta:non-whitespace-character-count="10"/>
  </office:meta>
</office:document-meta>
</file>